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19eec1" officeooo:paragraph-rsid="0019eec1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a5e90" officeooo:paragraph-rsid="001a5e9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c6eb1" officeooo:paragraph-rsid="001c6eb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c6eb1" officeooo:paragraph-rsid="001c6eb1" style:font-size-asian="14pt" style:font-size-complex="14pt"/>
    </style:style>
    <style:style style:name="T1" style:family="text">
      <style:text-properties officeooo:rsid="001a5e90"/>
    </style:style>
    <style:style style:name="T2" style:family="text">
      <style:text-properties officeooo:rsid="001c6eb1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d8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/></text:p>
      <text:p text:style-name="P3"><text:span text:style-name="T4">Recenzie</text:span> </text:p>
      <text:p text:style-name="P3">la teza de master </text:p>
      <text:p text:style-name="P3">a masterandului anului II, Adrian Vrabie, al Facultăţii de Matematică şi Informatică, Departamentul Matematici Fundamentale</text:p>
      <text:p text:style-name="P3"/>
      <text:p text:style-name="P3"/>
      <text:p text:style-name="P3"/>
      <text:p text:style-name="P1">Teza este dedicată descrierei metodologiei de estimare a coeficien<text:span text:style-name="T5">ţ</text:span>ilor laten<text:span text:style-name="T5">ţ</text:span>i a matricei de tranziţie între stări în modelele Markoviene. </text:p>
      <text:p text:style-name="P1"/>
      <text:p text:style-name="P1"><text:span text:style-name="T2">În primul capitol</text:span> a<text:span text:style-name="T2">l</text:span> tezei <text:span text:style-name="T2">este argumentată</text:span> actualitatea temei prin prisma unei analize ample a aplicabilităţii proceselor Marcoviene şi <text:span text:style-name="T2">este</text:span> <text:span text:style-name="T2">formulat</text:span> modelul matematic <text:span text:style-name="T2">generic</text:span>. </text:p>
      <text:p text:style-name="P1"/>
      <text:p text:style-name="P1">În partea a doua a tezei <text:span text:style-name="T1">sunt exemplificate procesele Markoviene discrete precum şi procesele Markoviene cu stări continue ce se utilizează la prognozarea profitabilităţii <text:s/>proiectelor investiţionale, precum cele în domeniul petrolier şi simularea funcţiei densităţii probabilistice pentru capital din modelul de avengură Solow-Swan.</text:span></text:p>
      <text:p text:style-name="P1"/>
      <text:p text:style-name="P1"><text:span text:style-name="T1">Un rezultat important al tezei constituie expunerea şi modificarea algoritmelor Viterbi şi Baum-Welch pentru estimarea cea mai probabilă atât a probabilităţilor posterioare de emisie, <text:s/>de tranzitie între stări precum si reestimarea probabilităţilor iniţiale a stărilor în modelul HMM. Drept exemplu este adus aplicabilitatea algoritmului Baum-Welch în determinarea stărilor care generează o anumită secvenţă de nucleotide în ADN-ul uman. </text:span></text:p>
      <text:p text:style-name="P2"/>
      <text:p text:style-name="P4">Teza prezint<text:span text:style-name="T5">ă</text:span> atât interes teoretic cât şi aplicativ, corespunde cerinţelor contemporane înaintate pentru tezele de masterat şi <text:span text:style-name="T1">mer</text:span>i<text:span text:style-name="T1">tă nota 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2:30:25.314020154</meta:creation-date>
    <dc:date>2016-05-26T13:06:30.531522773</dc:date>
    <meta:editing-duration>PT12M34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8" meta:word-count="184" meta:character-count="1382" meta:non-whitespace-character-count="1199"/>
  </office:meta>
</office:document-meta>
</file>